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cm" fo:border="none"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903cm" style:rel-column-width="15047*"/>
    </style:style>
    <style:style style:name="表格2.B" style:family="table-column">
      <style:table-column-properties style:column-width="5.198cm" style:rel-column-width="20038*"/>
    </style:style>
    <style:style style:name="表格2.C" style:family="table-column">
      <style:table-column-properties style:column-width="1.205cm" style:rel-column-width="4644*"/>
    </style:style>
    <style:style style:name="表格2.D" style:family="table-column">
      <style:table-column-properties style:column-width="6.694cm" style:rel-column-width="25806*"/>
    </style:style>
    <style:style style:name="表格2.1" style:family="table-row">
      <style:table-row-properties style:min-row-height="0.702cm"/>
    </style:style>
    <style:style style:name="表格2.A1" style:family="table-cell">
      <style:table-cell-properties style:vertical-align="middle" style:writing-mode="page"/>
    </style:style>
    <style:style style:name="表格2.2" style:family="table-row">
      <style:table-row-properties style:min-row-height="2.014cm"/>
    </style:style>
    <style:style style:name="表格2.3" style:family="table-row">
      <style:table-row-properties style:min-row-height="3.078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704cm" style:rel-column-width="14279*"/>
    </style:style>
    <style:style style:name="表格3.B" style:family="table-column">
      <style:table-column-properties style:column-width="13.296cm" style:rel-column-width="51256*"/>
    </style:style>
    <style:style style:name="表格3.A1" style:family="table-cell">
      <style:table-cell-properties style:vertical-align="middle" style:writing-mode="page"/>
    </style:style>
    <style:style style:name="表格3.A2" style:family="table-cell">
      <style:table-cell-properties style:vertical-align="middle" fo:padding="0cm" fo:border="none" style:writing-mode="page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3*"/>
    </style:style>
    <style:style style:name="表格4.D" style:family="table-column">
      <style:table-column-properties style:column-width="4.251cm" style:rel-column-width="16386*"/>
    </style:style>
    <style:style style:name="表格4.A1" style:family="table-cell">
      <style:table-cell-properties style:vertical-align="middle" fo:padding="0cm" fo:border="none" style:writing-mode="page"/>
    </style:style>
    <style:style style:name="表格4.5" style:family="table-row">
      <style:table-row-properties style:min-row-height="0.393cm"/>
    </style:style>
    <style:style style:name="表格4.A5" style:family="table-cell">
      <style:table-cell-properties style:vertical-align="middle" style:writing-mode="page"/>
    </style:style>
    <style:style style:name="表格4.B5" style:family="table-cell">
      <style:table-cell-properties style:vertical-align="middle" style:writing-mode="page"/>
    </style:style>
    <style:style style:name="表格4.C5" style:family="table-cell">
      <style:table-cell-properties style:vertical-align="middle" style:writing-mode="page"/>
    </style:style>
    <style:style style:name="表格4.D5" style:family="table-cell">
      <style:table-cell-properties style:vertical-align="middle" style:writing-mode="page"/>
    </style:style>
    <style:style style:name="表格4.A6" style:family="table-cell">
      <style:table-cell-properties style:vertical-align="middle" style:writing-mode="page"/>
    </style:style>
    <style:style style:name="表格4.B6" style:family="table-cell">
      <style:table-cell-properties style:vertical-align="middle" style:writing-mode="page"/>
    </style:style>
    <style:style style:name="表格4.C6" style:family="table-cell">
      <style:table-cell-properties style:vertical-align="middle" style:writing-mode="page"/>
    </style:style>
    <style:style style:name="表格4.D6" style:family="table-cell">
      <style:table-cell-properties style:vertical-align="middle" style:writing-mode="page"/>
    </style:style>
    <style:style style:name="表格4.A7" style:family="table-cell">
      <style:table-cell-properties style:vertical-align="middle" style:writing-mode="page"/>
    </style:style>
    <style:style style:name="表格4.B7" style:family="table-cell">
      <style:table-cell-properties style:vertical-align="middle" style:writing-mode="page"/>
    </style:style>
    <style:style style:name="表格4.C7" style:family="table-cell">
      <style:table-cell-properties style:vertical-align="middle" style:writing-mode="page"/>
    </style:style>
    <style:style style:name="表格4.D7" style:family="table-cell">
      <style:table-cell-properties style:vertical-align="middle" style:writing-mode="page"/>
    </style:style>
    <style:style style:name="P1" style:family="paragraph" style:parent-style-name="Standard">
      <style:text-properties officeooo:rsid="00060ab6" officeooo:paragraph-rsid="00060ab6"/>
    </style:style>
    <style:style style:name="P2" style:family="paragraph" style:parent-style-name="Table_20_Contents">
      <style:text-properties officeooo:rsid="00060ab6" officeooo:paragraph-rsid="00060ab6"/>
    </style:style>
    <style:style style:name="P3" style:family="paragraph" style:parent-style-name="Standard">
      <style:text-properties officeooo:paragraph-rsid="00060ab6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officeooo:paragraph-rsid="0001f290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1f29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1f290" officeooo:paragraph-rsid="0001f290"/>
    </style:style>
    <style:style style:name="P9" style:family="paragraph" style:parent-style-name="Table_20_Contents">
      <style:paragraph-properties fo:text-align="center" style:justify-single-word="false"/>
      <style:text-properties officeooo:paragraph-rsid="0003edd4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officeooo:paragraph-rsid="0003edd4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9051" officeooo:paragraph-rsid="0007905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079051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07e60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07e608"/>
    </style:style>
    <style:style style:name="P17" style:family="paragraph" style:parent-style-name="Table_20_Contents">
      <style:paragraph-properties fo:text-align="center" style:justify-single-word="false"/>
      <style:text-properties officeooo:rsid="0007e608" officeooo:paragraph-rsid="0007e608"/>
    </style:style>
    <style:style style:name="P18" style:family="paragraph" style:parent-style-name="Standard">
      <style:text-properties officeooo:paragraph-rsid="0001f290"/>
    </style:style>
    <style:style style:name="T1" style:family="text">
      <style:text-properties officeooo:rsid="00060ab6"/>
    </style:style>
    <style:style style:name="T2" style:family="text">
      <style:text-properties officeooo:rsid="00079051"/>
    </style:style>
    <style:style style:name="T3" style:family="text">
      <style:text-properties officeooo:rsid="0003edd4"/>
    </style:style>
    <style:style style:name="T4" style:family="text">
      <style:text-properties officeooo:rsid="0007e608"/>
    </style:style>
    <style:style style:name="T5" style:family="text">
      <style:text-properties officeooo:rsid="0008d35b"/>
    </style:style>
    <style:style style:name="T6" style:family="text">
      <style:text-properties officeooo:rsid="00099d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5 架构部署</text:p>
      <text:p text:style-name="Standard"/>
      <text:p text:style-name="Standard">5.5.1 部署架构，硬件，全局资源与数据存储</text:p>
      <text:p text:style-name="Standard"/>
      <text:p text:style-name="Standard"><text:span text:style-name="T1">[1]</text:span>部署架构设计</text:p>
      <text:p text:style-name="Standard"/>
      <text:p text:style-name="Standard">本系统采用”混合本地与云端区域共同部署架构”，结合公有云数据同步与本地信息存储，实现高可用、可扩展的视频服务平台。</text:p>
      <text:p text:style-name="Standard"/>
      <text:p text:style-name="Standard"><text:span text:style-name="T1">[2]</text:span>硬件资源配置</text:p>
      <text:p text:style-name="P1">1.本地配置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采用<text:span text:style-name="T1">linux系统QT6进行开发</text:span></text:p>
          </table:table-cell>
        </table:table-row>
        <table:table-row>
          <table:table-cell table:style-name="表格1.A1" office:value-type="string">
            <text:p text:style-name="Table_20_Contents">所有使用库均为<text:span text:style-name="T1">QT6自带库实现</text:span></text:p>
          </table:table-cell>
        </table:table-row>
        <table:table-row>
          <table:table-cell table:style-name="表格1.A1" office:value-type="string">
            <text:p text:style-name="P2">本项目开发采用C++与javaScript语言与QMl混合开发</text:p>
          </table:table-cell>
        </table:table-row>
        <table:table-row>
          <table:table-cell table:style-name="表格1.A1" office:value-type="string">
            <text:p text:style-name="P2">本项目文档均由LiberOffice撰写</text:p>
          </table:table-cell>
        </table:table-row>
      </table:table>
      <text:p text:style-name="P3"/>
      <text:p text:style-name="Standard"><text:span text:style-name="T2">2</text:span>. 云服务资源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4">资源类型</text:p>
          </table:table-cell>
          <table:table-cell table:style-name="表格2.A1" office:value-type="string">
            <text:p text:style-name="P4">规格配置</text:p>
          </table:table-cell>
          <table:table-cell table:style-name="表格2.A1" office:value-type="string">
            <text:p text:style-name="P5">数量</text:p>
          </table:table-cell>
          <table:table-cell table:style-name="表格2.A1" office:value-type="string">
            <text:p text:style-name="P5">用途</text:p>
          </table:table-cell>
        </table:table-row>
        <table:table-row table:style-name="表格2.2">
          <table:table-cell table:style-name="表格2.A1" office:value-type="string">
            <text:p text:style-name="P6">腾讯云服务器 </text:p>
          </table:table-cell>
          <table:table-cell table:style-name="表格2.A1" office:value-type="string">
            <text:p text:style-name="P6">2核 <text:s text:c="4"/>1GB <text:s text:c="3"/></text:p>
            <text:p text:style-name="P6">SSD云硬盘 40GB</text:p>
            <text:p text:style-name="P7">DDoS 防护</text:p>
            <text:p text:style-name="P7">DDoS高防保险 </text:p>
          </table:table-cell>
          <table:table-cell table:style-name="表格2.A1" office:value-type="string">
            <text:p text:style-name="P8">1</text:p>
          </table:table-cell>
          <table:table-cell table:style-name="表格2.A1" office:value-type="string">
            <text:p text:style-name="P9">用于提供线上服务与业务逻辑处理,涵盖云对象存储服务，用于视频对象及图片等文件的存储</text:p>
          </table:table-cell>
        </table:table-row>
        <table:table-row table:style-name="表格2.3">
          <table:table-cell table:style-name="表格2.A1" office:value-type="string">
            <text:p text:style-name="P10">腾讯云数据库</text:p>
          </table:table-cell>
          <table:table-cell table:style-name="表格2.A1" office:value-type="string">
            <text:p text:style-name="P7"><text:span text:style-name="T3">SQL </text:span>8.0</text:p>
            <text:p text:style-name="P7">本地SSD盘</text:p>
            <text:p text:style-name="P7">重庆 <text:s/>InnoDB</text:p>
            <text:p text:style-name="P7">通用型-1核1000MB内存</text:p>
            <text:p text:style-name="P7">双节点</text:p>
            <text:p text:style-name="P7">200 GB</text:p>
          </table:table-cell>
          <table:table-cell table:style-name="表格2.A1" office:value-type="string">
            <text:p text:style-name="P8">1</text:p>
          </table:table-cell>
          <table:table-cell table:style-name="表格2.A1" office:value-type="string">
            <text:p text:style-name="P10">用于数据表的存储及云SQL的使用</text:p>
          </table:table-cell>
        </table:table-row>
      </table:table>
      <text:p text:style-name="Standard"/>
      <text:p text:style-name="P11"><text:span text:style-name="T2">3</text:span>. 资源调度策略</text:p>
      <text:p text:style-name="P11">智能DNS解析：基于用户地理位置选择最优接入点</text:p>
      <text:p text:style-name="Standard">动态扩缩容：根据负载自动调整计算资源</text:p>
      <text:p text:style-name="Standard">流量调度：基于健康检查和服务质量的路由决策</text:p>
      <text:p text:style-name="Standard"/>
      <text:p text:style-name="Standard"><text:span text:style-name="T2">4.</text:span>数据存储架构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2">类别</text:p>
          </table:table-cell>
          <table:table-cell table:style-name="表格3.A1" office:value-type="string">
            <text:p text:style-name="P13">描述</text:p>
          </table:table-cell>
        </table:table-row>
        <table:table-row>
          <table:table-cell table:style-name="表格3.A2" office:value-type="string">
            <text:p text:style-name="P14">结构化数据存储</text:p>
          </table:table-cell>
          <table:table-cell table:style-name="表格3.A2" office:value-type="string">
            <text:p text:style-name="P14">MySQL 云数据库自动保存与存储。</text:p>
          </table:table-cell>
        </table:table-row>
        <table:table-row>
          <table:table-cell table:style-name="表格3.A2" office:value-type="string">
            <text:p text:style-name="P14">非结构化数据存储</text:p>
          </table:table-cell>
          <table:table-cell table:style-name="表格3.A2" office:value-type="string">
            <text:p text:style-name="P14">对象存储方案:使用腾讯云对象存储存储同进行存储。</text:p>
          </table:table-cell>
        </table:table-row>
      </table:table>
      <text:p text:style-name="Standard"/>
      <text:p text:style-name="Standard"><text:span text:style-name="T4">5</text:span>. 缓存体系</text:p>
      <text:p text:style-name="Standard">多级缓存架构:</text:p>
      <text:p text:style-name="Standard"><text:s text:c="2"/>L1: 本地缓存(Caffeine) - 应用服务器内部</text:p>
      <text:p text:style-name="Standard"><text:s text:c="2"/>L2: Redis集群 - 分布式共享缓存</text:p>
      <text:p text:style-name="Standard"><text:s text:c="4"/>- 主从架构: 6节点(3主3从)</text:p>
      <text:p text:style-name="Standard"><text:s text:c="4"/>- 内存配置: 256GB/节点</text:p>
      <text:p text:style-name="Standard"><text:s text:c="4"/>- 持久化: RDB+AOF混合模式</text:p>
      <text:p text:style-name="Standard"><text:s text:c="2"/>L3: CDN缓存 - 边缘节点缓存</text:p>
      <text:p text:style-name="Standard"/>
      <text:p text:style-name="Standard">5.5.2 性能评估</text:p>
      <text:p text:style-name="Standard">性能指标与目标</text:p>
      <text:p text:style-name="Standard">1. 系统容量评估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P15">指标</text:p>
          </table:table-cell>
          <table:table-cell table:style-name="表格4.A1" office:value-type="string">
            <text:p text:style-name="P15">设计容量</text:p>
          </table:table-cell>
          <table:table-cell table:style-name="表格4.A1" office:value-type="string">
            <text:p text:style-name="P15">峰值容量</text:p>
          </table:table-cell>
          <table:table-cell table:style-name="表格4.A1" office:value-type="string">
            <text:p text:style-name="P15">扩容阈值</text:p>
          </table:table-cell>
        </table:table-row>
        <text:soft-page-break/>
        <table:table-row>
          <table:table-cell table:style-name="表格4.A1" office:value-type="string">
            <text:p text:style-name="P16">并发用户数</text:p>
          </table:table-cell>
          <table:table-cell table:style-name="表格4.A1" office:value-type="string">
            <text:p text:style-name="P17">1000</text:p>
          </table:table-cell>
          <table:table-cell table:style-name="表格4.A1" office:value-type="string">
            <text:p text:style-name="P17">2000</text:p>
          </table:table-cell>
          <table:table-cell table:style-name="表格4.A1" office:value-type="string">
            <text:p text:style-name="P17">1500</text:p>
          </table:table-cell>
        </table:table-row>
        <table:table-row>
          <table:table-cell table:style-name="表格4.A1" office:value-type="string">
            <text:p text:style-name="P16">视频播放QPS</text:p>
          </table:table-cell>
          <table:table-cell table:style-name="表格4.A1" office:value-type="string">
            <text:p text:style-name="P17">50</text:p>
          </table:table-cell>
          <table:table-cell table:style-name="表格4.A1" office:value-type="string">
            <text:p text:style-name="P17">100</text:p>
          </table:table-cell>
          <table:table-cell table:style-name="表格4.A1" office:value-type="string">
            <text:p text:style-name="P17">80</text:p>
          </table:table-cell>
        </table:table-row>
        <table:table-row>
          <table:table-cell table:style-name="表格4.A1" office:value-type="string">
            <text:p text:style-name="P16">评论操作QPS</text:p>
          </table:table-cell>
          <table:table-cell table:style-name="表格4.A1" office:value-type="string">
            <text:p text:style-name="P17">1000</text:p>
          </table:table-cell>
          <table:table-cell table:style-name="表格4.A1" office:value-type="string">
            <text:p text:style-name="P17">2000</text:p>
          </table:table-cell>
          <table:table-cell table:style-name="表格4.A1" office:value-type="string">
            <text:p text:style-name="P17">1500</text:p>
          </table:table-cell>
        </table:table-row>
        <table:table-row table:style-name="表格4.5">
          <table:table-cell table:style-name="表格4.A5" office:value-type="string">
            <text:p text:style-name="P16">弹幕发送QPS</text:p>
          </table:table-cell>
          <table:table-cell table:style-name="表格4.B5" office:value-type="string">
            <text:p text:style-name="P17">1000</text:p>
          </table:table-cell>
          <table:table-cell table:style-name="表格4.C5" office:value-type="string">
            <text:p text:style-name="P17">2000</text:p>
          </table:table-cell>
          <table:table-cell table:style-name="表格4.D5" office:value-type="string">
            <text:p text:style-name="P17">1500</text:p>
          </table:table-cell>
        </table:table-row>
        <table:table-row>
          <table:table-cell table:style-name="表格4.A5" office:value-type="string">
            <text:p text:style-name="P16">数据写入TPS</text:p>
          </table:table-cell>
          <table:table-cell table:style-name="表格4.B5" office:value-type="string">
            <text:p text:style-name="P17">1000</text:p>
          </table:table-cell>
          <table:table-cell table:style-name="表格4.C5" office:value-type="string">
            <text:p text:style-name="P17">2000</text:p>
          </table:table-cell>
          <table:table-cell table:style-name="表格4.D5" office:value-type="string">
            <text:p text:style-name="P17">1500</text:p>
          </table:table-cell>
        </table:table-row>
        <table:table-row>
          <table:table-cell table:style-name="表格4.A5" office:value-type="string">
            <text:p text:style-name="P16">数据读取QPS</text:p>
          </table:table-cell>
          <table:table-cell table:style-name="表格4.B5" office:value-type="string">
            <text:p text:style-name="P17">1000<text:span text:style-name="T5">0</text:span></text:p>
          </table:table-cell>
          <table:table-cell table:style-name="表格4.C5" office:value-type="string">
            <text:p text:style-name="P17">2000<text:span text:style-name="T5">0</text:span></text:p>
          </table:table-cell>
          <table:table-cell table:style-name="表格4.D5" office:value-type="string">
            <text:p text:style-name="P17">1500<text:span text:style-name="T5">0</text:span></text:p>
          </table:table-cell>
        </table:table-row>
      </table:table>
      <text:p text:style-name="Standard"/>
      <text:p text:style-name="Standard"/>
      <text:p text:style-name="Standard">2. 响应时间目标</text:p>
      <text:p text:style-name="Standard"><text:span text:style-name="T6">[1]</text:span>API响应时间:</text:p>
      <text:p text:style-name="Standard"><text:s text:c="2"/>P95 &lt; 100ms: 核心业务接口(播放、点赞)</text:p>
      <text:p text:style-name="Standard"><text:s text:c="2"/>P95 &lt; 200ms: 一般业务接口(评论、收藏)</text:p>
      <text:p text:style-name="Standard"><text:s text:c="2"/>P95 &lt; 500ms: 复杂查询接口(搜索、推荐)</text:p>
      <text:p text:style-name="Standard"><text:s text:c="2"/></text:p>
      <text:p text:style-name="Standard"><text:span text:style-name="T6">[2]</text:span>页面加载时间:</text:p>
      <text:p text:style-name="Standard"><text:s text:c="2"/>首屏时间: &lt; 1.5秒</text:p>
      <text:p text:style-name="Standard"><text:s text:c="2"/>可交互时间: &lt; 2秒</text:p>
      <text:p text:style-name="Standard"><text:s text:c="2"/>完全加载: &lt; 3秒</text:p>
      <text:p text:style-name="Standard"><text:s text:c="2"/></text:p>
      <text:p text:style-name="Standard"><text:span text:style-name="T6">[3]</text:span>视频播放:</text:p>
      <text:p text:style-name="Standard"><text:s text:c="2"/>首帧时间: &lt; 1秒</text:p>
      <text:p text:style-name="Standard"><text:s text:c="2"/>缓冲比率: &lt; 1%</text:p>
      <text:p text:style-name="Standard"><text:s text:c="2"/>卡顿率: &lt; 0.5%</text:p>
      <text:p text:style-name="Standard"/>
      <text:p text:style-name="Standard">5.5.3 权衡优先级</text:p>
      <text:p text:style-name="Standard"/>
      <text:p text:style-name="Standard">1. 架构权衡矩阵</text:p>
      <text:p text:style-name="Standard"/>
      <text:p text:style-name="Standard">| 质量属性 | 优先级 | 权衡决策 | 影响范围 |</text:p>
      <text:p text:style-name="Standard">|----------|--------|----------|----------|</text:p>
      <text:p text:style-name="Standard">| 可用性 | 最高(10) | 采用多活架构，牺牲部分一致性 | 全系统 |</text:p>
      <text:p text:style-name="Standard">| 性能 | 高(9) | 缓存优先，数据最终一致 | 核心业务 |</text:p>
      <text:p text:style-name="Standard">| 可扩展性 | 高(9) | 微服务化，增加运维复杂度 | 服务架构 |</text:p>
      <text:p text:style-name="Standard">| 安全性 | 高(8) | 全面加密，增加计算开销 | 数据传输存储 |</text:p>
      <text:p text:style-name="Standard">| 成本效益 | 中(7) | 混合云策略，优化资源使用 | 基础设施 |</text:p>
      <text:p text:style-name="Standard">| 开发效率 | 中(6) | 标准化框架，学习成本 | 开发团队 |</text:p>
      <text:p text:style-name="Standard">| 可维护性 | 中(6) | 完善监控，增加管理开销 | 运维体系 |</text:p>
      <text:p text:style-name="Standard"/>
      <text:p text:style-name="Standard">2. 具体权衡决策</text:p>
      <text:p text:style-name="Standard"/>
      <text:p text:style-name="Standard">决策一：一致性与可用性的权衡</text:p>
      <text:p text:style-name="Standard">选择: 优先保证可用性，接受最终一致性</text:p>
      <text:p text:style-name="Standard">实现: </text:p>
      <text:p text:style-name="Standard"><text:s text:c="2"/>- 核心交易数据: 强一致性(MySQL主从同步)</text:p>
      <text:p text:style-name="Standard"><text:s text:c="2"/>- 用户行为数据: 最终一致性(消息队列异步处理)</text:p>
      <text:p text:style-name="Standard"><text:s text:c="2"/>- 缓存数据: 设置合理TTL，定期刷新</text:p>
      <text:p text:style-name="Standard">影响: 极少数情况可能看到短暂数据不一致</text:p>
      <text:p text:style-name="Standard">```</text:p>
      <text:p text:style-name="Standard"/>
      <text:p text:style-name="Standard">决策二：性能与成本的权衡</text:p>
      <text:p text:style-name="Standard">选择: 性能优先，但通过技术优化控制成本</text:p>
      <text:p text:style-name="Standard">实现:</text:p>
      <text:p text:style-name="Standard"><text:s text:c="2"/>- 计算层: 使用弹性伸缩，闲时缩容</text:p>
      <text:p text:style-name="Standard"><text:soft-page-break/><text:s text:c="2"/>- 存储层: 数据分级存储(热/温/冷)</text:p>
      <text:p text:style-name="Standard"><text:s text:c="2"/>- CDN: 按流量计费，动态选择供应商</text:p>
      <text:p text:style-name="Standard"><text:s text:c="2"/>- 数据库: 读写分离，降低主库压力</text:p>
      <text:p text:style-name="Standard"/>
      <text:p text:style-name="Standard"/>
      <text:p text:style-name="Standard">决策三：安全性与用户体验的权衡</text:p>
      <text:p text:style-name="Standard">选择: 在关键操作加强安全，一般操作简化</text:p>
      <text:p text:style-name="Standard">实现:</text:p>
      <text:p text:style-name="Standard"><text:s text:c="2"/>- 登录/支付: 多因素认证，牺牲便利性</text:p>
      <text:p text:style-name="Standard"><text:s text:c="2"/>- 日常浏览: 简化验证，提升体验</text:p>
      <text:p text:style-name="Standard"><text:s text:c="2"/>- 敏感操作: 增加二次确认</text:p>
      <text:p text:style-name="Standard"><text:s text:c="2"/>- 数据传输: 全链路HTTPS，增加延迟但必要</text:p>
      <text:p text:style-name="Standard"/>
      <text:p text:style-name="Standard">决策四：功能丰富度与系统稳定性的权衡</text:p>
      <text:p text:style-name="Standard">选择: 核心功能高稳定，创新功能允许试错</text:p>
      <text:p text:style-name="Standard">实现:</text:p>
      <text:p text:style-name="Standard"><text:s text:c="2"/>- 核心模块: 严格测试，灰度发布</text:p>
      <text:p text:style-name="Standard"><text:s text:c="2"/>- 实验功能: A/B测试，快速迭代</text:p>
      <text:p text:style-name="Standard"><text:s text:c="2"/>- 弹幕/评论: 异步处理，允许短暂延迟</text:p>
      <text:p text:style-name="Standard"><text:s text:c="2"/>- 支付系统: 同步处理，确保实时性</text:p>
      <text:p text:style-name="Standard"/>
      <text:p text:style-name="Standard">3. 风险缓解策略</text:p>
      <text:p text:style-name="Standard"/>
      <text:p text:style-name="Standard">| 风险类别 | 可能性 | 影响程度 | 缓解措施 |</text:p>
      <text:p text:style-name="Standard">|----------|--------|----------|----------|</text:p>
      <text:p text:style-name="Standard">| 单点故障 | 低 | 极高 | 多可用区部署，自动故障转移 |</text:p>
      <text:p text:style-name="Standard">| 数据丢失 | 低 | 极高 | 多地备份，定期恢复演练 |</text:p>
      <text:p text:style-name="Standard">| DDoS攻击 | 中 | 高 | 多层防护，流量清洗 |</text:p>
      <text:p text:style-name="Standard">| 成本超支 | 中 | 中 | 预算监控，自动伸缩策略 |</text:p>
      <text:p text:style-name="Standard">| 性能下降 | 高 | 中 | 容量规划，性能监控预警 |</text:p>
      <text:p text:style-name="Standard">| 安全漏洞 | 中 | 高 | 安全扫描，漏洞奖励计划 |</text:p>
      <text:p text:style-name="Standard"/>
      <text:p text:style-name="Standard">5.5.4 指定复用计划</text:p>
      <text:p text:style-name="Standard"/>
      <text:p text:style-name="Standard">1. 技术组件复用计划</text:p>
      <text:p text:style-name="Standard"/>
      <text:p text:style-name="Standard">基础框架层复用</text:p>
      <text:p text:style-name="Standard">通用技术栈:</text:p>
      <text:p text:style-name="Standard"><text:s text:c="2"/>- 开发框架: Spring Boot 3.x (统一后端技术栈)</text:p>
      <text:p text:style-name="Standard"><text:s text:c="2"/>- 前端框架: React 18 + TypeScript (统一前端架构)</text:p>
      <text:p text:style-name="Standard"><text:s text:c="2"/>- 微服务治理: Spring Cloud Alibaba (服务发现、配置中心)</text:p>
      <text:p text:style-name="Standard"><text:s text:c="2"/>- 容器编排: Kubernetes (统一部署平台)</text:p>
      <text:p text:style-name="Standard"><text:s text:c="2"/>- 监控体系: Prometheus + Grafana + ELK (统一可观测性)</text:p>
      <text:p text:style-name="Standard"><text:s text:c="2"/></text:p>
      <text:p text:style-name="Standard">标准化组件库:</text:p>
      <text:p text:style-name="Standard"><text:s text:c="2"/>- 认证授权组件: OAuth2/JWT统一解决方案</text:p>
      <text:p text:style-name="Standard"><text:s text:c="2"/>- 分布式锁组件: Redis Redlock实现</text:p>
      <text:p text:style-name="Standard"><text:s text:c="2"/>- 消息队列组件: RocketMQ标准化接入</text:p>
      <text:p text:style-name="Standard"><text:s text:c="2"/>- 缓存组件: 多级缓存统一封装</text:p>
      <text:p text:style-name="Standard"><text:s text:c="2"/>- 数据库访问: MyBatis Plus + ShardingSphere</text:p>
      <text:p text:style-name="Standard"/>
      <text:p text:style-name="Standard"/>
      <text:p text:style-name="Standard">业务组件复用</text:p>
      <text:p text:style-name="Standard"><text:soft-page-break/>视频处理流水线:</text:p>
      <text:p text:style-name="Standard"><text:s text:c="2"/>- 转码服务: FFmpeg标准化封装</text:p>
      <text:p text:style-name="Standard"><text:s text:c="2"/>- 审核服务: 内容安全统一接口</text:p>
      <text:p text:style-name="Standard"><text:s text:c="2"/>- 分发服务: CDN统一管理平台</text:p>
      <text:p text:style-name="Standard"><text:s text:c="2"/>- 元数据管理: 标准化视频元数据模型</text:p>
      <text:p text:style-name="Standard"/>
      <text:p text:style-name="Standard">用户服务体系:</text:p>
      <text:p text:style-name="Standard"><text:s text:c="2"/>- 用户中心: 统一用户信息管理</text:p>
      <text:p text:style-name="Standard"><text:s text:c="2"/>- 消息中心: 站内信/推送统一服务</text:p>
      <text:p text:style-name="Standard"><text:s text:c="2"/>- 关系系统: 关注/粉丝通用模块</text:p>
      <text:p text:style-name="Standard"><text:s text:c="2"/>- 钱包系统: 虚拟货币统一管理</text:p>
      <text:p text:style-name="Standard"/>
      <text:p text:style-name="Standard">内容管理体系:</text:p>
      <text:p text:style-name="Standard"><text:s text:c="2"/>- 投稿系统: 标准化投稿流程</text:p>
      <text:p text:style-name="Standard"><text:s text:c="2"/>- 审核系统: 多级审核工作流</text:p>
      <text:p text:style-name="Standard"><text:s text:c="2"/>- 推荐引擎: 个性化推荐算法框架</text:p>
      <text:p text:style-name="Standard">- 搜索服务: 全文检索引擎封装</text:p>
      <text:p text:style-name="Standard"/>
      <text:p text:style-name="Standard">2. 架构模式复用</text:p>
      <text:p text:style-name="Standard"/>
      <text:p text:style-name="Standard">设计模式库</text:p>
      <text:p text:style-name="Standard">已确认可复用的模式:</text:p>
      <text:p text:style-name="Standard"><text:s text:c="2"/>1. CQRS模式: 适用于读写分离场景</text:p>
      <text:p text:style-name="Standard"><text:s text:c="2"/>2. Saga模式: 分布式事务管理</text:p>
      <text:p text:style-name="Standard"><text:s text:c="2"/>3. Circuit Breaker: 服务熔断降级</text:p>
      <text:p text:style-name="Standard"><text:s text:c="2"/>4. Bulkhead: 资源隔离</text:p>
      <text:p text:style-name="Standard"><text:s text:c="2"/>5. API Gateway: 统一API入口</text:p>
      <text:p text:style-name="Standard"><text:s text:c="2"/></text:p>
      <text:p text:style-name="Standard">模式实现规范:</text:p>
      <text:p text:style-name="Standard"><text:s text:c="2"/>- 代码模板: 提供标准实现代码</text:p>
      <text:p text:style-name="Standard"><text:s text:c="2"/>- 配置规范: 统一配置格式</text:p>
      <text:p text:style-name="Standard"><text:s text:c="2"/>- 监控指标: 标准监控埋点</text:p>
      <text:p text:style-name="Standard"><text:s text:c="2"/>- 文档模板: 使用和扩展说明</text:p>
      <text:p text:style-name="Standard"/>
      <text:p text:style-name="Standard">部署模式复用</text:p>
      <text:p text:style-name="Standard">标准化部署模板:</text:p>
      <text:p text:style-name="Standard"><text:s text:c="2"/>- Docker镜像规范: 基础镜像、构建脚本</text:p>
      <text:p text:style-name="Standard"><text:s text:c="2"/>- Kubernetes配置: Deployment/Service/Ingress模板</text:p>
      <text:p text:style-name="Standard"><text:s text:c="2"/>- 健康检查: 就绪探针、存活探针标准</text:p>
      <text:p text:style-name="Standard"><text:s text:c="2"/>- 资源限制: CPU/内存请求与限制规范</text:p>
      <text:p text:style-name="Standard"><text:s text:c="2"/></text:p>
      <text:p text:style-name="Standard">CI/CD流水线:</text:p>
      <text:p text:style-name="Standard"><text:s text:c="2"/>- 代码扫描: SonarQube统一规则</text:p>
      <text:p text:style-name="Standard"><text:s text:c="2"/>- 单元测试: 覆盖率要求(&gt;80%)</text:p>
      <text:p text:style-name="Standard"><text:s text:c="2"/>- 集成测试: 标准测试环境</text:p>
      <text:p text:style-name="Standard">- 部署策略: 蓝绿部署/金丝雀发布模板</text:p>
      <text:p text:style-name="Standard"/>
      <text:p text:style-name="Standard">3. 知识资产复用</text:p>
      <text:p text:style-name="Standard"/>
      <text:p text:style-name="Standard">文档体系</text:p>
      <text:p text:style-name="Standard">技术文档库:</text:p>
      <text:p text:style-name="Standard"><text:s text:c="2"/>- 架构决策记录(ADR): 关键决策文档化</text:p>
      <text:p text:style-name="Standard"><text:s text:c="2"/>- API文档: OpenAPI/Swagger标准化</text:p>
      <text:p text:style-name="Standard"><text:soft-page-break/><text:s text:c="2"/>- 部署手册: 标准操作流程(SOP)</text:p>
      <text:p text:style-name="Standard"><text:s text:c="2"/>- 故障处理: 应急预案手册</text:p>
      <text:p text:style-name="Standard"><text:s text:c="2"/>- 性能调优: 最佳实践集</text:p>
      <text:p text:style-name="Standard"/>
      <text:p text:style-name="Standard">培训材料:</text:p>
      <text:p text:style-name="Standard"><text:s text:c="2"/>- 新员工培训: 标准技术栈培训</text:p>
      <text:p text:style-name="Standard"><text:s text:c="2"/>- 架构培训: 系统架构讲解材料</text:p>
      <text:p text:style-name="Standard"><text:s text:c="2"/>- 运维培训: 日常运维操作指南</text:p>
      <text:p text:style-name="Standard"><text:s text:c="2"/>- 安全培训: 安全开发规范</text:p>
      <text:p text:style-name="Standard"/>
      <text:p text:style-name="Standard">工具链复用</text:p>
      <text:p text:style-name="Standard">开发工具链:</text:p>
      <text:p text:style-name="Standard"><text:s text:c="2"/>- IDE配置: 统一开发环境配置</text:p>
      <text:p text:style-name="Standard"><text:s text:c="2"/>- 代码规范: Checkstyle/PMD规则集</text:p>
      <text:p text:style-name="Standard"><text:s text:c="2"/>- Git规范: 分支策略、提交规范</text:p>
      <text:p text:style-name="Standard"><text:s text:c="2"/>- 构建工具: Maven/Gradle统一配置</text:p>
      <text:p text:style-name="Standard"/>
      <text:p text:style-name="Standard">运维工具链:</text:p>
      <text:p text:style-name="Standard"><text:s text:c="2"/>- 监控告警: 统一告警规则和接收人</text:p>
      <text:p text:style-name="Standard"><text:s text:c="2"/>- 日志分析: 标准日志格式和检索</text:p>
      <text:p text:style-name="Standard"><text:s text:c="2"/>- 配置管理: 统一配置管理平台</text:p>
      <text:p text:style-name="Standard"><text:s text:c="2"/>- 密钥管理: 密钥存储和轮换机制</text:p>
      <text:p text:style-name="Standard"/>
      <text:p text:style-name="Standard">4. 复用治理机制</text:p>
      <text:p text:style-name="Standard"/>
      <text:p text:style-name="Standard">复用评审流程</text:p>
      <text:p text:style-name="P18">新组件开发 → 架构评审委员会 → 标准化评估 → </text:p>
      <text:p text:style-name="Standard">├─ 通过 → 加入复用库 → 文档化 → 推广使用</text:p>
      <text:p text:style-name="Standard">└─ 不通过 → 项目内使用 → 后续评估</text:p>
      <text:p text:style-name="Standard">```</text:p>
      <text:p text:style-name="Standard"/>
      <text:p text:style-name="Standard">复用质量保障</text:p>
      <text:p text:style-name="Standard">质量门禁:</text:p>
      <text:p text:style-name="Standard"><text:s text:c="2"/>- 代码质量: SonarQube扫描必须通过</text:p>
      <text:p text:style-name="Standard"><text:s text:c="2"/>- 测试覆盖: 单元测试覆盖率&gt;80%</text:p>
      <text:p text:style-name="Standard"><text:s text:c="2"/>- 文档完整: API文档、使用示例齐全</text:p>
      <text:p text:style-name="Standard"><text:s text:c="2"/>- 性能基准: 性能测试报告达标</text:p>
      <text:p text:style-name="Standard"><text:s text:c="2"/>- 安全扫描: 无高危安全漏洞</text:p>
      <text:p text:style-name="Standard"/>
      <text:p text:style-name="Standard">维护机制:</text:p>
      <text:p text:style-name="Standard"><text:s text:c="2"/>- 版本管理: 语义化版本控制</text:p>
      <text:p text:style-name="Standard"><text:s text:c="2"/>- 兼容性: 向后兼容性保证</text:p>
      <text:p text:style-name="Standard"><text:s text:c="2"/>- 废弃策略: 提前通知、迁移指导</text:p>
      <text:p text:style-name="Standard"><text:s text:c="2"/>- 问题响应: SLA保障响应时间</text:p>
      <text:p text:style-name="Standard">```</text:p>
      <text:p text:style-name="Standard"/>
      <text:p text:style-name="Standard">复用度度量指标</text:p>
      <text:p text:style-name="Standard">| 指标名称 | 目标值 | 测量方法 | 改进措施 |</text:p>
      <text:p text:style-name="Standard">|----------|--------|----------|----------|</text:p>
      <text:p text:style-name="Standard">| 组件复用率 | &gt;60% | 统计复用组件数量占比 | 建设组件库，降低使用门槛 |</text:p>
      <text:p text:style-name="Standard">| 代码重复率 | &lt;5% | 静态代码分析工具 | 提取公共组件，重构重复代码 |</text:p>
      <text:p text:style-name="Standard">| 新项目启动时间 | &lt;3天 | 从立项到开发环境就绪 | 完善脚手架和模板 |</text:p>
      <text:p text:style-name="Standard">| 故障平均修复时间 | &lt;1小时 | 监控系统记录 | 完善监控和自动化恢复 |</text:p>
      <text:p text:style-name="Standard"><text:soft-page-break/>| 开发人员满意度 | &gt;4.0/5.0 | 季度调查问卷 | 持续改进开发体验 |</text:p>
      <text:p text:style-name="Standard"/>
      <text:p text:style-name="Standard">通过系统化的复用计划，我们期望达到以下目标：</text:p>
      <text:p text:style-name="Standard">1. 新功能开发效率提升40%</text:p>
      <text:p text:style-name="Standard">2. 系统维护成本降低30%</text:p>
      <text:p text:style-name="Standard">3. 技术债务增长率控制在5%以内</text:p>
      <text:p text:style-name="Standard">4. 团队知识共享度达到80%</text:p>
      <text:p text:style-name="Standard">5. 整体系统稳定性提升到99.99%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19:20:45.632345100</meta:creation-date>
    <dc:date>2025-12-18T19:08:14.176900768</dc:date>
    <meta:editing-duration>PT23M27S</meta:editing-duration>
    <meta:editing-cycles>11</meta:editing-cycles>
    <meta:generator>LibreOffice/25.8.1.1$Linux_X86_64 LibreOffice_project/580$Build-1</meta:generator>
    <meta:document-statistic meta:table-count="4" meta:image-count="0" meta:object-count="0" meta:page-count="6" meta:paragraph-count="261" meta:word-count="2883" meta:character-count="4251" meta:non-whitespace-character-count="3599"/>
  </office:meta>
</office:document-meta>
</file>